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Heading_20_1" style:master-page-name="HTML">
      <style:paragraph-properties style:page-number="auto"/>
    </style:style>
    <style:style style:name="P6" style:family="paragraph" style:parent-style-name="Preformatted_20_Text">
      <style:paragraph-properties fo:margin-top="0cm" fo:margin-bottom="0.499cm" style:contextual-spacing="false"/>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pg_gsl-001"/>pg_gsl 0.0.1 </text:p>
      <text:p text:style-name="Text_20_body">This Postgresql extension primarily provides wrapper functions for functions <text:line-break/>from the GNU Scientific Library (GSL) <text:a xlink:type="simple" xlink:href="http://www.gnu.org/software/gsl/">http://www.gnu.org/software/gsl/ </text:a>. Additional <text:line-break/>useful functions are provided to work with the wrapper functions. </text:p>
      <text:p text:style-name="Text_20_body">This first release provides wrappers for 2 of the GSL functions, the same <text:line-break/>methods could be applied to many of the remaining 1900+ GSL functions. </text:p>
      <text:p text:style-name="Text_20_body">The GSL library uses the system malloc(), free(), realloc() and calloc() functions and can be used with the pg_gsl extension. It is also possible to modify the GSL library to use the Postgresql memory management function palloc(), pfree() and repalloc(), details on how to make these changes is given in the later section ‘Using Postgresql memory management’. </text:p>
      <text:h text:style-name="Heading_20_2" text:outline-level="2"><text:bookmark text:name="installing-the-gnu-gsl-libraries"/>Installing the GNU GSL libraries </text:h>
      <text:p text:style-name="Text_20_body">The GNU GSL libraries needs to be downloaded, built and installed, this can <text:line-break/>be as simple as downloading from <text:a xlink:type="simple" xlink:href="https://www.gnu.org/software/gsl/">https://www.gnu.org/software/gsl/ </text:a>and then: </text:p>
      <text:p text:style-name="Preformatted_20_Text"><text:span text:style-name="Source_20_Text">tar xvf gsl-latest.tar.gz</text:span></text:p>
      <text:p text:style-name="Preformatted_20_Text"><text:span text:style-name="Source_20_Text">cd gsl-2.2.1</text:span></text:p>
      <text:p text:style-name="Preformatted_20_Text"><text:span text:style-name="Source_20_Text">./configure</text:span></text:p>
      <text:p text:style-name="Preformatted_20_Text"><text:span text:style-name="Source_20_Text">make</text:span></text:p>
      <text:p text:style-name="P6"><text:span text:style-name="Source_20_Text">sudo make install</text:span></text:p>
      <text:p text:style-name="Text_20_body">Once built, the library libgsl.so needs to be copied to the Postgresql directory: </text:p>
      <text:p text:style-name="P6"><text:span text:style-name="Source_20_Text">cp /usr/local/lib/libgsl.so `pg_config --pkglibdir`</text:span></text:p>
      <text:h text:style-name="Heading_20_2" text:outline-level="2"><text:bookmark text:name="installing-pg_gsl"/>Installing pg_gsl </text:h>
      <text:p text:style-name="Text_20_body">The extension is built and installed by: </text:p>
      <text:p text:style-name="Preformatted_20_Text"><text:span text:style-name="Source_20_Text">make</text:span></text:p>
      <text:p text:style-name="P6"><text:span text:style-name="Source_20_Text">sudo make install</text:span></text:p>
      <text:p text:style-name="Text_20_body">Once pg_gsl is installed, you can add it to a database: </text:p>
      <text:p text:style-name="Preformatted_20_Text"><text:span text:style-name="Source_20_Text">createdb pg_gsl_db</text:span></text:p>
      <text:p text:style-name="Preformatted_20_Text"><text:span text:style-name="Source_20_Text">psql pg_gsl_db</text:span></text:p>
      <text:p text:style-name="P6"><text:span text:style-name="Source_20_Text">pg_gsl_db=# CREATE EXTENSION pg_gsl;</text:span></text:p>
      <text:h text:style-name="Heading_20_2" text:outline-level="2"><text:bookmark text:name="pg_gsl-functions"/><text:soft-page-break/>pg_gsl functions </text:h>
      <text:p text:style-name="Text_20_body">This first release wraps 2 of the 1900+ GSL functions: </text:p>
      <text:list xml:id="list637171687182450253" text:style-name="L1">
        <text:list-item>
          <text:p text:style-name="P1"><text:span text:style-name="Strong_20_Emphasis">pg_gsl_fft_real_transform(double precision[]) returning double precision[] </text:span></text:p>
          <text:p text:style-name="P1">To return the transform of the input time series as the amplitudes of a series of sine and cosine waves. </text:p>
        </text:list-item>
        <text:list-item>
          <text:p text:style-name="P1"><text:span text:style-name="Strong_20_Emphasis">pg_gsl_fft_halfcomplex_inverse(double precision[]) returning double precision[] </text:span></text:p>
          <text:p text:style-name="P1">To return the re-constructed input time series from a set of sine and cosine waves </text:p>
        </text:list-item>
      </text:list>
      <text:p text:style-name="Text_20_body">2 functions have been added to work with the retuned set of cosine and sine ways from <text:span text:style-name="Strong_20_Emphasis">pg_gsl_fft_real_transform() </text:span>: </text:p>
      <text:list xml:id="list7357887046757817671" text:style-name="L2">
        <text:list-item>
          <text:p text:style-name="P2"><text:span text:style-name="Strong_20_Emphasis">pg_gsl_x_fftToSpectrum(double precision[]) returning double precision[] </text:span></text:p>
        </text:list-item>
      </text:list>
      <text:p text:style-name="Text_20_body">To return the normalised spectrum </text:p>
      <text:list xml:id="list3906120522021000564" text:style-name="L3">
        <text:list-item>
          <text:p text:style-name="P3"><text:span text:style-name="Strong_20_Emphasis">pg_gsl_x_fftTruncate(double precision[], n integer) returning double precision[] </text:span></text:p>
        </text:list-item>
      </text:list>
      <text:p text:style-name="Text_20_body">To replace the last n sine and cosine waves with zeros (filtering out the higher frequencies). </text:p>
      <text:p text:style-name="Text_20_body">and finally a function to return the extension version: </text:p>
      <text:list xml:id="list3465704304861010508" text:style-name="L4">
        <text:list-item>
          <text:p text:style-name="P4"><text:span text:style-name="Strong_20_Emphasis">pg_gsl_x_version() returns text </text:span></text:p>
        </text:list-item>
      </text:list>
      <text:h text:style-name="Heading_20_2" text:outline-level="2"><text:bookmark text:name="testing-pg_gsl"/>Testing pg_gsl </text:h>
      <text:p text:style-name="Text_20_body">There is a test directory with some simple tests and expected output. By default they will use a database called “pg_gsl_db”, this can be changed by setting the environment variable PG_GSL_DB. Once the extension hsa been added the tests can be run by: </text:p>
      <text:p text:style-name="P6"><text:span text:style-name="Source_20_Text">make pg_gsl_test</text:span></text:p>
      <text:p text:style-name="Text_20_body">The tests output the difference between the actual and expected output, if the tests work there should be little or no output. </text:p>
      <text:h text:style-name="Heading_20_2" text:outline-level="2"><text:bookmark text:name="example"/>Example </text:h>
      <text:p text:style-name="Text_20_body">There is a an example that creates a “noisy” signal, performs an FFT, filters out the higher <text:soft-page-break/>frequencies, and then reconstructs the time series. The example again uses the $PG_GSL_DB (default pg_gsl_db) and is run by: </text:p>
      <text:p text:style-name="P6"><text:span text:style-name="Source_20_Text">make pg_gsl_example</text:span></text:p>
      <text:p text:style-name="Text_20_body">The example creates and uses some extra self explanatory functions and operators, the SQL for the example is: </text:p>
      <text:p text:style-name="Preformatted_20_Text"><text:span text:style-name="Source_20_Text">select setseed(0);</text:span></text:p>
      <text:p text:style-name="Preformatted_20_Text"><text:span text:style-name="Source_20_Text">select pg_gsl_fft_halfcomplex_inverse(</text:span></text:p>
      <text:p text:style-name="Preformatted_20_Text"><text:span text:style-name="Source_20_Text"><text:s text:c="2"/>fftTruncate(</text:span></text:p>
      <text:p text:style-name="Preformatted_20_Text"><text:span text:style-name="Source_20_Text"><text:s text:c="4"/>pg_gsl_fft_real_transform(</text:span></text:p>
      <text:p text:style-name="Preformatted_20_Text"><text:span text:style-name="Source_20_Text"><text:s text:c="6"/>cosArray(100, 10, 0) + 5 * noiseArray(100)</text:span></text:p>
      <text:p text:style-name="Preformatted_20_Text"><text:span text:style-name="Source_20_Text"><text:s text:c="4"/>)</text:span></text:p>
      <text:p text:style-name="Preformatted_20_Text"><text:span text:style-name="Source_20_Text"><text:s text:c="4"/>, 75</text:span></text:p>
      <text:p text:style-name="Preformatted_20_Text"><text:span text:style-name="Source_20_Text"><text:s text:c="2"/>)</text:span></text:p>
      <text:p text:style-name="P6"><text:span text:style-name="Source_20_Text">);</text:span></text:p>
      <text:p text:style-name="Text_20_body">This SQL performs the inverse transform on the FFT of a noisy signal after removing the higher frequencies. The plots below show the noisy signal then both the original and reconstructed signals. </text:p>
      <text:p text:style-name="Text_20_body"><draw:frame draw:style-name="fr1" draw:name="Image1" text:anchor-type="as-char" svg:width="8.493cm" svg:height="6.8cm" draw:z-index="0"><draw:image xlink:href="../../Pheonix/pg_gsl/test/signal+noise.svg" xlink:type="simple" xlink:show="embed" xlink:actuate="onLoad"/><svg:title>Gnuplot</svg:title><svg:desc>Produced by GNUPLOT 4.6 patchlevel 4 </svg:desc></draw:frame> <draw:frame draw:style-name="fr1" draw:name="Image2" text:anchor-type="as-char" svg:width="8.493cm" svg:height="6.8cm" draw:z-index="1"><draw:image xlink:href="../../Pheonix/pg_gsl/test/signal+filtered75.svg" xlink:type="simple" xlink:show="embed" xlink:actuate="onLoad"/><svg:title>Gnuplot</svg:title><svg:desc>Produced by GNUPLOT 4.6 patchlevel 4 </svg:desc></draw:frame> </text:p>
      <text:p text:style-name="Text_20_body">The script to generate these plots from the csv file generated by fftExample1.sh is in the test directory and can be executed by: </text:p>
      <text:p text:style-name="Preformatted_20_Text"><text:span text:style-name="Source_20_Text">cd test</text:span></text:p>
      <text:p text:style-name="P6"><text:span text:style-name="Source_20_Text">./fftExample1GenPlots.sh</text:span></text:p>
      <text:p text:style-name="Text_20_body">The steps in the example are now described in more detail. </text:p>
      <text:h text:style-name="Heading_20_4" text:outline-level="4"><text:bookmark text:name="creating-the-signal"/><text:soft-page-break/>Creating the signal </text:h>
      <text:p text:style-name="Text_20_body">The signal is created by using a test function cosArray(numberOfElement, period, offset) which generates a cosine wave: </text:p>
      <text:p text:style-name="P6"><text:span text:style-name="Source_20_Text">select cosArray(100, 10, 0);</text:span></text:p>
      <text:p text:style-name="Text_20_body">which produces the signal: </text:p>
      <text:p text:style-name="Text_20_body"><draw:frame draw:style-name="fr1" draw:name="Image3" text:anchor-type="as-char" svg:width="8.493cm" svg:height="6.8cm" draw:z-index="2"><draw:image xlink:href="../../Pheonix/pg_gsl/test/signal.svg" xlink:type="simple" xlink:show="embed" xlink:actuate="onLoad"/><svg:title>Gnuplot</svg:title><svg:desc>Produced by GNUPLOT 4.6 patchlevel 4 </svg:desc></draw:frame> </text:p>
      <text:h text:style-name="Heading_20_4" text:outline-level="4"><text:bookmark text:name="creating-the-noise"/>Creating the noise </text:h>
      <text:p text:style-name="Text_20_body">The noise is created by using the test function noise(numberOfElement) which generates random number in the range [-0.5, 0.5]: </text:p>
      <text:p text:style-name="P6"><text:span text:style-name="Source_20_Text">select 5 * noiseArray(100);</text:span></text:p>
      <text:p text:style-name="Text_20_body">which produces the signal: </text:p>
      <text:p text:style-name="Text_20_body"><draw:frame draw:style-name="fr1" draw:name="Image4" text:anchor-type="as-char" svg:width="8.493cm" svg:height="6.8cm" draw:z-index="3"><draw:image xlink:href="../../Pheonix/pg_gsl/test/noise.svg" xlink:type="simple" xlink:show="embed" xlink:actuate="onLoad"/><svg:title>Gnuplot</svg:title><svg:desc>Produced by GNUPLOT 4.6 patchlevel 4 </svg:desc></draw:frame> </text:p>
      <text:h text:style-name="Heading_20_4" text:outline-level="4"><text:bookmark text:name="creating-the-noisy-signal"/><text:soft-page-break/>Creating the noisy signal </text:h>
      <text:p text:style-name="Text_20_body">This is done by adding the 2 previous signals: </text:p>
      <text:p text:style-name="P6"><text:span text:style-name="Source_20_Text">select cosArray(100,10,0) + 5 * noiseArray(100);</text:span></text:p>
      <text:p text:style-name="Text_20_body"><draw:frame draw:style-name="fr1" draw:name="Image5" text:anchor-type="as-char" svg:width="8.493cm" svg:height="6.8cm" draw:z-index="4"><draw:image xlink:href="../../Pheonix/pg_gsl/test/signal+noise.svg" xlink:type="simple" xlink:show="embed" xlink:actuate="onLoad"/><svg:title>Gnuplot</svg:title><svg:desc>Produced by GNUPLOT 4.6 patchlevel 4 </svg:desc></draw:frame> </text:p>
      <text:h text:style-name="Heading_20_4" text:outline-level="4"><text:bookmark text:name="performing-the-fft"/>Performing the FFT </text:h>
      <text:p text:style-name="Text_20_body">The FFT is performed on the noisy signal by invoking the GSL wrapper function pg_gsl_fft_real_transform(array): </text:p>
      <text:p text:style-name="P6"><text:span text:style-name="Source_20_Text">select pg_gsl_fft_real_transform(cosArray(100, 10, 0) <text:s/>+ 5 * noiseArray(100));</text:span></text:p>
      <text:p text:style-name="Text_20_body">This can be turned into a spectrum by using the function pg_gsl_x_fftToSpectrum(resultsFromFFTFunction): </text:p>
      <text:p text:style-name="Preformatted_20_Text"><text:span text:style-name="Source_20_Text">select pg_gsl_x_fftToSpectrum(</text:span></text:p>
      <text:p text:style-name="Preformatted_20_Text"><text:span text:style-name="Source_20_Text"><text:s text:c="2"/>pg_gsl_fft_real_transform(cosArray(100, 10, 0) + 5 * noiseArray(100))</text:span></text:p>
      <text:p text:style-name="P6"><text:span text:style-name="Source_20_Text"><text:s text:c="7"/>);</text:span></text:p>
      <text:p text:style-name="Text_20_body"><draw:frame draw:style-name="fr1" draw:name="Image6" text:anchor-type="as-char" svg:width="8.493cm" svg:height="6.8cm" draw:z-index="5"><draw:image xlink:href="../../Pheonix/pg_gsl/test/spectrum.svg" xlink:type="simple" xlink:show="embed" xlink:actuate="onLoad"/><svg:title>Gnuplot</svg:title><svg:desc>Produced by GNUPLOT 4.6 patchlevel 4 </svg:desc></draw:frame> </text:p>
      <text:p text:style-name="Text_20_body"><text:soft-page-break/>The peak with a period of 10 is clearly visible above the noise. </text:p>
      <text:h text:style-name="Heading_20_4" text:outline-level="4"><text:bookmark text:name="filtering-out-the-higher-frequencies"/>Filtering out the higher frequencies </text:h>
      <text:p text:style-name="Text_20_body">The higher frequencies can be filtered out using the function pg_gsl_x_fftTruncate(array, numberOfHigherFrequenciesToTruncate): </text:p>
      <text:p text:style-name="Preformatted_20_Text"><text:span text:style-name="Source_20_Text">select pg_gsl_x_fftToSpectrum(</text:span></text:p>
      <text:p text:style-name="Preformatted_20_Text"><text:span text:style-name="Source_20_Text"><text:s text:c="2"/>pg_gsl_x_fftTruncate(</text:span></text:p>
      <text:p text:style-name="Preformatted_20_Text"><text:span text:style-name="Source_20_Text"><text:s text:c="4"/>pg_gsl_fft_real_transform(cosArray(100,10,0) + 5 * noiseArray(100)),75))</text:span></text:p>
      <text:p text:style-name="Preformatted_20_Text"><text:span text:style-name="Source_20_Text"><text:s text:c="2"/>)</text:span></text:p>
      <text:p text:style-name="P6"><text:span text:style-name="Source_20_Text">);</text:span></text:p>
      <text:p text:style-name="Text_20_body"><draw:frame draw:style-name="fr1" draw:name="Image7" text:anchor-type="as-char" svg:width="8.493cm" svg:height="6.8cm" draw:z-index="6"><draw:image xlink:href="../../Pheonix/pg_gsl/test/truncatedspectrum75.svg" xlink:type="simple" xlink:show="embed" xlink:actuate="onLoad"/><svg:title>Gnuplot</svg:title><svg:desc>Produced by GNUPLOT 4.6 patchlevel 4 </svg:desc></draw:frame> The higher frequencies have been removed. </text:p>
      <text:h text:style-name="Heading_20_4" text:outline-level="4"><text:bookmark text:name="inverse-transform-re-creating-the-original-signal"/>Inverse transform re-creating the original signal </text:h>
      <text:p text:style-name="Text_20_body">The truncated transform can now be used to re-create the original signal removing the high frequency noise by using the function pg_gsl_fft_halfcomplex_inverse(fftTransform): </text:p>
      <text:p text:style-name="Preformatted_20_Text"><text:span text:style-name="Source_20_Text">select</text:span></text:p>
      <text:p text:style-name="Preformatted_20_Text"><text:span text:style-name="Source_20_Text"><text:s text:c="2"/>pg_gsl_fft_halfcomplex_inverse(</text:span></text:p>
      <text:p text:style-name="Preformatted_20_Text"><text:span text:style-name="Source_20_Text"><text:s text:c="4"/>fftTruncate(</text:span></text:p>
      <text:p text:style-name="Preformatted_20_Text"><text:span text:style-name="Source_20_Text"><text:s text:c="6"/>pg_gsl_fft_real_transform(cosArray(100, 10, 0) + 5 * noiseArray(100)), 75)</text:span></text:p>
      <text:p text:style-name="Preformatted_20_Text"><text:span text:style-name="Source_20_Text"><text:s text:c="4"/>)</text:span></text:p>
      <text:p text:style-name="P6"><text:span text:style-name="Source_20_Text"><text:s text:c="2"/>);</text:span></text:p>
      <text:p text:style-name="Text_20_body"><text:soft-page-break/><draw:frame draw:style-name="fr1" draw:name="Image8" text:anchor-type="as-char" svg:width="8.493cm" svg:height="6.8cm" draw:z-index="7"><draw:image xlink:href="../../Pheonix/pg_gsl/test/signal+filtered75.svg" xlink:type="simple" xlink:show="embed" xlink:actuate="onLoad"/><svg:title>Gnuplot</svg:title><svg:desc>Produced by GNUPLOT 4.6 patchlevel 4 </svg:desc></draw:frame> </text:p>
      <text:p text:style-name="Text_20_body">The filtered signal shown in blue, along with the original signal in red. </text:p>
      <text:h text:style-name="Heading_20_2" text:outline-level="2"><text:bookmark text:name="using-postgresql-memory-management"/>Using Postgresql memory management </text:h>
      <text:p text:style-name="Text_20_body">Using the Postgresql memory functions means modifying the GSL code and rebuilding libgsl.so. This is fairly straight-forward, this section describes how I did it, there are probably much easier ways (I would be interested in knowing what they are). </text:p>
      <text:p text:style-name="Text_20_body">A problem is that there is no 1-to-1 mapping between all the system and Postgresql memory management functions. The system functions malloc(), free() and realloc() map directly to Postgresql functions palloc(), pfree() and repalloc(). The system calloc(size_t, size_t) functions needed a new function cpalloc(size_t, size_t). The cpalloc() function is simply: </text:p>
      <text:p text:style-name="Preformatted_20_Text"><text:span text:style-name="Source_20_Text">#include &lt;postgres.h&gt;</text:span></text:p>
      <text:p text:style-name="Preformatted_20_Text"><text:span text:style-name="Source_20_Text">void *cpalloc(size_t nmemb, size_t size){</text:span></text:p>
      <text:p text:style-name="Preformatted_20_Text"><text:span text:style-name="Source_20_Text"><text:s text:c="8"/>return palloc(nmemb * size);</text:span></text:p>
      <text:p text:style-name="P6"><text:span text:style-name="Source_20_Text">}</text:span></text:p>
      <text:p text:style-name="Text_20_body">Further problems occur when using: </text:p>
      <text:p text:style-name="P6"><text:span text:style-name="Source_20_Text">#define free(a) pfree(a) <text:s text:c="2"/>(or equivalently CFLAGS += “-Dfree(a)=pfree(a)”)</text:span></text:p>
      <text:p text:style-name="Text_20_body">because some GSL sections use free as a variable to hold the addresses of functions, these are also caught by the above #define cpp directives. My solution to this was to edit the GSL src files replacing the calls to the malloc(), free(), realloc() and calloc() with calls to MALLOC(), FREE(), REALLOC() and CALLOC() and adding the following lines to the main configuration file config.h.in: </text:p>
      <text:p text:style-name="Preformatted_20_Text"><text:span text:style-name="Source_20_Text">#ifdef ALTERNATE_MALLOC</text:span></text:p>
      <text:p text:style-name="Preformatted_20_Text"><text:span text:style-name="Source_20_Text">#define MALLOC(a) <text:s text:c="3"/>palloc(a)</text:span></text:p>
      <text:p text:style-name="Preformatted_20_Text"><text:soft-page-break/><text:span text:style-name="Source_20_Text">#define FREE(a) <text:s text:c="5"/>pfree(a)</text:span></text:p>
      <text:p text:style-name="Preformatted_20_Text"><text:span text:style-name="Source_20_Text">#define CALLOC(a,b) <text:s/>cpalloc(a,b)</text:span></text:p>
      <text:p text:style-name="Preformatted_20_Text"><text:span text:style-name="Source_20_Text">#define REALLOC(a,b) repalloc(a,b)</text:span></text:p>
      <text:p text:style-name="Preformatted_20_Text"><text:span text:style-name="Source_20_Text">#else</text:span></text:p>
      <text:p text:style-name="Preformatted_20_Text"><text:span text:style-name="Source_20_Text">#define MALLOC(a) <text:s text:c="3"/>malloc(a)</text:span></text:p>
      <text:p text:style-name="Preformatted_20_Text"><text:span text:style-name="Source_20_Text">#define FREE(a) <text:s text:c="5"/>free(a)</text:span></text:p>
      <text:p text:style-name="Preformatted_20_Text"><text:span text:style-name="Source_20_Text">#define CALLOC(a,b) <text:s/>calloc(a,b)</text:span></text:p>
      <text:p text:style-name="Preformatted_20_Text"><text:span text:style-name="Source_20_Text">#define REALLOC(a,b) realloc(a,b)</text:span></text:p>
      <text:p text:style-name="P6"><text:span text:style-name="Source_20_Text">#endif</text:span></text:p>
      <text:p text:style-name="Text_20_body">and reconfiguring with: </text:p>
      <text:p text:style-name="P6"><text:span text:style-name="Source_20_Text">./configure</text:span></text:p>
      <text:p text:style-name="Text_20_body">The edits in the gsl-2.1/fft directory were limited to the files c_init.c, hc_init,c and real_init.c where the functions malloc() and free() had been used. </text:p>
      <text:p text:style-name="Text_20_body">This strategy overcame some additional problems with multiple definitions in CFLAGS and a problem trying to use #define calloc(a,b) palloc(a*b) along with the CFLAGS used by the GSL compilation. </text:p>
      <text:p text:style-name="Text_20_body">Once the edits had been made the gsl library was recompiled with: </text:p>
      <text:p text:style-name="P6"><text:span text:style-name="Source_20_Text">make -i CFLAGS=”-DALTERNATE_MALLOC”</text:span></text:p>
      <text:p text:style-name="Text_20_body">any problems linking the test programs can be ignored, all we are interested in is the library .lib/libgsl.so which needs to be copied to the Postgresql lib directory as before: </text:p>
      <text:p text:style-name="P6"><text:span text:style-name="Source_20_Text">cp .libs/libgsl.so `pg_config --pkglibdir`</text:span></text:p>
      <text:h text:style-name="Heading_20_2" text:outline-level="2"><text:bookmark text:name="dependencies"/>Dependencies </text:h>
      <text:p text:style-name="Text_20_body">pg_gsl requires the GNU Scientific Library (GSL) which is distributed under the terms of the GNU General Public License (GPL). </text:p>
      <text:p text:style-name="Text_20_body">The graph plotting script depends on gnuplot, <text:a xlink:type="simple" xlink:href="http://gnuplot.sourceforge.net/">http://gnuplot.sourceforge.net/ </text:a></text:p>
      <text:p text:style-name="Text_20_body">The extension was built and tested with Postgresql 9.3, GNU GSL 2.2.1 on a Linux Mint 17 (Linux Kernel 3.13.0-24-generic). </text:p>
      <text:h text:style-name="Heading_20_2" text:outline-level="2"><text:bookmark text:name="copyright-and-license"/>Copyright and License </text:h>
      <text:p text:style-name="Text_20_body">pg_gsl is available under the GNU General Public License (GPL v3 or later). </text:p>
      <text:p text:style-name="Text_20_body"><text:soft-page-break/>Since pg_gsl is closely coupled to the GNU Scientific Library is seems reasonable that pg_gsl is available under the same GNU Public License (GPL v3), please let me know if you feel it should be under a less restrictive license. </text:p>
      <text:p text:style-name="Text_20_body"><text:script xlink:href="http://cdnjs.cloudflare.com/ajax/libs/highlight.js/8.1/highlight.min.js"/><text:script>   hljs.initHighlightingOnLoad();
  </text:script><text:script xlink:href="https://cdn.mathjax.org/mathjax/latest/MathJax.js?config=TeX-AMS-MML_HTMLorMML"/><text:script>   MathJax.Hub.Config({"showProcessingMessages" : false,"messageStyle" : "none","tex2jax": { inlineMath: [ [ "$", "$" ] ] }});
  </text:scrip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svg:font-family="Helvetica, 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40%"/>
      <style:text-properties fo:font-variant="normal" fo:text-transform="none" fo:color="#333333" style:font-name="Helvetica" fo:font-family="Helvetica, Arial, sans-serif" fo:font-size="12pt" fo:font-style="normal" fo:font-weight="normal" style:font-name-asian="Helvetica" style:font-family-asian="Helvetica, Arial, sans-serif" style:font-size-asian="12pt" style:font-style-asian="normal" style:font-weight-asian="normal" style:font-name-complex="Helvetica" style:font-family-complex="Helvetica, Arial, sans-serif" style:font-size-complex="12pt" style:font-style-complex="normal" style:font-weight-complex="normal"/>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cm" fo:margin-bottom="0.499c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paragraph-properties fo:margin-top="0.397cm" fo:margin-bottom="0.397cm" style:contextual-spacing="false" fo:line-height="110%" fo:padding-left="0cm" fo:padding-right="0cm" fo:padding-top="0cm" fo:padding-bottom="0.049cm" fo:border-left="none" fo:border-right="none" fo:border-top="none" fo:border-bottom="0.06pt solid #eeeeee"/>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default-outline-level="2" style:list-style-name="" style:class="text">
      <style:paragraph-properties fo:margin-top="0.397cm" fo:margin-bottom="0.397cm" style:contextual-spacing="false" fo:line-height="110%" fo:padding-left="0cm" fo:padding-right="0cm" fo:padding-top="0cm" fo:padding-bottom="0.049cm" fo:border-left="none" fo:border-right="none" fo:border-top="none" fo:border-bottom="0.06pt solid #eeeee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397cm" fo:margin-bottom="0.397cm" style:contextual-spacing="false" fo:line-height="110%"/>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397cm" fo:margin-bottom="0.397cm" style:contextual-spacing="false" fo:line-height="110%"/>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397cm" fo:margin-bottom="0.397cm" style:contextual-spacing="false" fo:line-height="110%"/>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397cm" fo:margin-bottom="0.397cm" style:contextual-spacing="false" fo:line-height="110%"/>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fo:padding-left="0.397cm" fo:padding-right="0cm" fo:padding-top="0cm" fo:padding-bottom="0cm" fo:border-left="3pt solid #cccccc" fo:border-right="none" fo:border-top="none" fo:border-bottom="none"/>
    </style:style>
    <style:style style:name="Preformatted_20_Text" style:display-name="Preformatted Text" style:family="paragraph" style:parent-style-name="Standard" style:class="html">
      <style:paragraph-properties fo:margin-top="0cm" fo:margin-bottom="0cm" style:contextual-spacing="false" style:line-height-at-least="0.503cm" fo:background-color="#f8f8f8" fo:padding-left="0.265cm" fo:padding-right="0.265cm" fo:padding-top="0.159cm" fo:padding-bottom="0.159cm" fo:border="0.06pt solid #cccccc">
        <style:background-image/>
      </style:paragraph-properties>
      <style:text-properties style:font-name="Liberation Mono" fo:font-family="'Liberation Mono'" style:font-family-generic="modern" style:font-pitch="fixed" fo:font-size="9.75pt" style:font-name-asian="Droid Sans Fallback1" style:font-family-asian="'Droid Sans Fallback'" style:font-family-generic-asian="modern" style:font-pitch-asian="fixed" style:font-size-asian="9.75pt" style:font-name-complex="Liberation Mono" style:font-family-complex="'Liberation Mono'" style:font-family-generic-complex="modern" style:font-pitch-complex="fixed" style:font-size-complex="9.75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4183c4"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fo:background-color="#f8f8f8"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fo:background-color="#f8f8f8"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4183c4"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Made with Remarkable! </dc:title>
    <meta:editing-cycles>0</meta:editing-cycles>
    <meta:editing-duration>P0D</meta:editing-duration>
    <dc:description>This Postgresql extension primarily provides wrapper functions for functions
from the GNU Scientific Library (GSL) http://www.gnu.org/software/gsl/. Additional
useful functions are provided to work with the wrapper functions.
</dc:description>
    <meta:keyword>PG_GSL GSL Pgxn</meta:keyword>
    <dc:subject>PG_GSL 0.0.1</dc:subject>
    <dc:date>2016-11-03T19:05:08.653687710</dc:date>
    <dc:creator>John Pickford</dc:creator>
    <meta:document-statistic meta:table-count="0" meta:image-count="8" meta:object-count="0" meta:page-count="9" meta:paragraph-count="135" meta:word-count="1188" meta:character-count="8296" meta:non-whitespace-character-count="7080"/>
    <meta:generator>LibreOffice/4.2.8.2$Linux_X86_64 LibreOffice_project/420m0$Build-2</meta:generator>
  </office:meta>
</office:document-meta>
</file>